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2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Angle (deg)</text:p>
          </table:table-cell>
          <table:table-cell table:style-name="ce1" office:value-type="string" calcext:value-type="string">
            <text:p>Angel (rad)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1">
          <table:table-cell table:number-columns-repeated="6" office:value-type="string" calcext:value-type="string">
            <text:p>H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45" calcext:value-type="float">
            <text:p>-45</text:p>
          </table:table-cell>
          <table:table-cell table:formula="of:=[.C3]*PI()/180" office:value-type="float" office:value="-0.785398163397448" calcext:value-type="float">
            <text:p>-0.785398163397448</text:p>
          </table:table-cell>
          <table:table-cell office:value-type="string" calcext:value-type="string">
            <text:p>[[ 0.70710678  0.         -0.70710678]</text:p>
            <text:p> [ 0.          1.          0.        ]</text:p>
            <text:p> [ 0.70710678  0.          0.70710678]]</text:p>
          </table:table-cell>
          <table:table-cell office:value-type="string" calcext:value-type="string">
            <text:p>[0.21108469 0. <text:s text:c="8"/>0.26553469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table:formula="of:=[.C4]*PI()/180" office:value-type="float" office:value="-0.785398163397448" calcext:value-type="float">
            <text:p>-0.785398163397448</text:p>
          </table:table-cell>
          <table:table-cell office:value-type="string" calcext:value-type="string">
            <text:p>[[ 0.  0. -1.]</text:p>
            <text:p> [ 0.  1.  0.]</text:p>
            <text:p> [ 1.  0.  0.]]</text:p>
          </table:table-cell>
          <table:table-cell office:value-type="string" calcext:value-type="string">
            <text:p>[0.10571068 0. <text:s text:c="8"/>0.36776068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5" calcext:value-type="float">
            <text:p>-45</text:p>
          </table:table-cell>
          <table:table-cell table:formula="of:=[.C5]*PI()/180" office:value-type="float" office:value="-0.785398163397448" calcext:value-type="float">
            <text:p>-0.785398163397448</text:p>
          </table:table-cell>
          <table:table-cell office:value-type="string" calcext:value-type="string">
            <text:p>[[-0.70710678  0.         -0.70710678]</text:p>
            <text:p> [ 0.          1.          0.        ]</text:p>
            <text:p> [ 0.70710678  0.         -0.70710678]]</text:p>
          </table:table-cell>
          <table:table-cell office:value-type="string" calcext:value-type="string">
            <text:p>[-0.12204663 <text:s/>0. <text:s text:c="9"/>0.36099411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C6]*PI()/180" office:value-type="float" office:value="0.785398163397448" calcext:value-type="float">
            <text:p>0.785398163397448</text:p>
          </table:table-cell>
          <table:table-cell office:value-type="string" calcext:value-type="string">
            <text:p>[[-0.5        -0.70710678 -0.5       ]</text:p>
            <text:p> [-0.5         0.70710678 -0.5       ]</text:p>
            <text:p> [ 0.70710678  0.         -0.70710678]]</text:p>
          </table:table-cell>
          <table:table-cell office:value-type="string" calcext:value-type="string">
            <text:p>[-0.0863 <text:s text:c="4"/>-0.0863 <text:s text:c="5"/>0.36099411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formula="of:=[.C7]*PI()/180" office:value-type="float" office:value="-0.785398163397448" calcext:value-type="float">
            <text:p>-0.785398163397448</text:p>
          </table:table-cell>
          <table:table-cell office:value-type="string" calcext:value-type="string">
            <text:p>[[-0.5         0.70710678 -0.5       ]</text:p>
            <text:p> [ 0.5         0.70710678  0.5       ]</text:p>
            <text:p> [ 0.70710678  0.         -0.70710678]]</text:p>
          </table:table-cell>
          <table:table-cell office:value-type="string" calcext:value-type="string">
            <text:p>[-0.0863 <text:s text:c="5"/>0.0863 <text:s text:c="5"/>0.36099411]</text:p>
          </table:table-cell>
        </table:table-row>
        <table:table-row table:style-name="ro1">
          <table:table-cell table:number-columns-repeated="6" office:value-type="string" calcext:value-type="string">
            <text:p>H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8:21:54.487792922</meta:creation-date>
    <dc:date>2023-12-05T18:29:52.498557188</dc:date>
    <meta:editing-duration>PT7M58S</meta:editing-duration>
    <meta:editing-cycles>1</meta:editing-cycles>
    <meta:document-statistic meta:table-count="1" meta:cell-count="48" meta:object-count="0"/>
    <meta:generator>LibreOffice/7.3.7.2$Linux_X86_64 LibreOffice_project/30$Build-2</meta:generator>
  </office:meta>
</office:document-meta>
</file>